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threadedStubbingHalfManual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threadedStubbingHalfManualTest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threadedStubbingHalfManualTest.getConflictingRunnable( final ToMock toMoc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ultithreadedStubbingHalfManualTest.tryToRevealTheProblem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